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0e365d"/>
    </style:style>
    <style:style style:name="T25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5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8"><text:text-input text:description="&lt;/if&gt;">endtest</text:text-input></text:span> </text:p>
            <text:p text:style-name="P46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0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1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81">X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3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4"><text:text-input text:description="&lt;_(&quot;Disc.&quot;)&gt;">Disc.</text:text-input></text:p>
          </table:table-cell>
          <table:table-cell table:style-name="Table2.I1" office:value-type="string">
            <text:p text:style-name="P6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66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7"><text:span text:style-name="T21">[</text:span>%<text:span text:style-name="T21">]</text:span></text:p>
          </table:table-cell>
          <table:table-cell table:style-name="Table2.I2" office:value-type="string">
            <text:p text:style-name="P66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8"><text:text-input text:description="&lt;_(&quot;TOTAL DISCOUNT&quot;)&gt;">TOTAL DISCOUNT</text:text-input>:</text:p>
            <text:p text:style-name="P77"><text:span text:style-name="T23"><text:text-input text:description="&lt;_(&quot;TOTAL WITH DISCOUNT&quot;)&gt;">TOTAL WITH DISCOUNT</text:text-input></text:span>:</text:p>
            <text:p text:style-name="P79"><text:span text:style-name="T2"><text:text-input text:description="&lt;_(&quot;VAT&quot;)&gt;">VAT</text:text-input></text:span>:</text:p>
            <text:p text:style-name="P76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0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4"><text:text-input text:description="&lt;company.currency_id.name or ''&gt;">lcy_curr</text:text-input></text:span></text:p>
            <text:p text:style-name="P80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80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80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16:53.603809555</dc:date>
    <meta:editing-duration>P1DT17H28M54S</meta:editing-duration>
    <meta:editing-cycles>255</meta:editing-cycles>
    <meta:generator>LibreOffice/5.1.3.2$Linux_X86_64 LibreOffice_project/10m0$Build-2</meta:generator>
    <meta:document-statistic meta:table-count="8" meta:image-count="0" meta:object-count="0" meta:page-count="2" meta:paragraph-count="96" meta:word-count="462" meta:character-count="1527" meta:non-whitespace-character-count="1426"/>
  </office:meta>
</office:document-meta>
</file>